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df2c2" officeooo:paragraph-rsid="001df2c2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eudo-code de la fonction decision (DBRAVirage)</text:p>
      <text:p text:style-name="P1"/>
      <text:p text:style-name="P1"><text:span text:style-name="T1">Algorithm</text:span>: Decision</text:p>
      <text:p text:style-name="P1"><text:span text:style-name="T1">Require</text:span>: M : position actuelle, D : destination</text:p>
      <text:p text:style-name="P1">1: <text:span text:style-name="T1">if</text:span> M sur le circuit <text:span text:style-name="T1">then</text:span> </text:p>
      <text:p text:style-name="P1">2: <text:tab/>dir← calcul de la direction</text:p>
      <text:p text:style-name="P1">3:<text:tab/><text:span text:style-name="T1">if</text:span> distance(M, D) &gt; 80 <text:span text:style-name="T1">then</text:span></text:p>
      <text:p text:style-name="P1">4:<text:tab/><text:tab/>augmenter la vitesse linéaire</text:p>
      <text:p text:style-name="P1">5:<text:tab/><text:span text:style-name="T1">else</text:span></text:p>
      <text:p text:style-name="P1">6:<text:tab/><text:tab/>diminuer la vitesse linéaire</text:p>
      <text:p text:style-name="P1">7:<text:tab/><text:span text:style-name="T1">end if</text:span></text:p>
      <text:p text:style-name="P1">8: <text:span text:style-name="T1">end i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8:25:39.034066171</meta:creation-date>
    <dc:date>2022-08-31T18:32:50.753570650</dc:date>
    <meta:editing-duration>PT7M14S</meta:editing-duration>
    <meta:editing-cycles>1</meta:editing-cycles>
    <meta:document-statistic meta:table-count="0" meta:image-count="0" meta:object-count="0" meta:page-count="1" meta:paragraph-count="11" meta:word-count="54" meta:character-count="293" meta:non-whitespace-character-count="246"/>
    <meta:generator>LibreOffice/5.1.6.2$Linux_X86_64 LibreOffice_project/10m0$Build-2</meta:generator>
  </office:meta>
</office:document-meta>
</file>